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2pt" officeooo:rsid="000e83fb" officeooo:paragraph-rsid="000e83fb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officeooo:rsid="000e83fb" officeooo:paragraph-rsid="000e83f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4pt" officeooo:rsid="000e83fb" officeooo:paragraph-rsid="00110fa2" style:font-size-asian="21pt" style:font-size-complex="24pt"/>
    </style:style>
    <style:style style:name="P4" style:family="paragraph" style:parent-style-name="Standard">
      <style:text-properties style:font-name="Liberation Sans" officeooo:rsid="0011c297" officeooo:paragraph-rsid="0011c297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officeooo:rsid="000e83fb" officeooo:paragraph-rsid="000e83fb" style:font-size-asian="10.5pt" style:font-size-complex="12pt"/>
    </style:style>
    <style:style style:name="P6" style:family="paragraph" style:parent-style-name="Heading_20_2">
      <style:text-properties officeooo:rsid="001063e9" officeooo:paragraph-rsid="001063e9"/>
    </style:style>
    <style:style style:name="P7" style:family="paragraph" style:parent-style-name="Heading_20_2">
      <style:text-properties officeooo:rsid="0014bd86" officeooo:paragraph-rsid="0014bd86"/>
    </style:style>
    <style:style style:name="P8" style:family="paragraph" style:parent-style-name="Heading_20_1">
      <style:text-properties officeooo:rsid="001063e9" officeooo:paragraph-rsid="001063e9"/>
    </style:style>
    <style:style style:name="T1" style:family="text">
      <style:text-properties officeooo:rsid="00110f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onEngine <text:span text:style-name="T1">ECS Subsystem</text:span></text:p>
      <text:p text:style-name="P3"><text:s/>Design Document</text:p>
      <text:p text:style-name="P1"/>
      <text:p text:style-name="P1">By Kyle Finlay, April 2016</text:p>
      <text:p text:style-name="P1">Last modified: April 11, 2016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" text:outline-level="1"><text:soft-page-break/>1. Introduction</text:h>
      <text:h text:style-name="P6" text:outline-level="2">1.1 Background</text:h>
      <text:p text:style-name="P4">The ECS subsystem is one of the major subsystems in the IonEngine.</text:p>
      <text:p text:style-name="P4">It allows for the creation of complex objects and behaviours by using a component based architecture.</text:p>
      <text:p text:style-name="P4"/>
      <text:h text:style-name="P7" text:outline-level="2">1.2 Design Goal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9:53:08.614994415</meta:creation-date>
    <dc:date>2016-04-11T21:54:27.570544872</dc:date>
    <meta:editing-duration>PT51M17S</meta:editing-duration>
    <meta:editing-cycles>6</meta:editing-cycles>
    <meta:generator>LibreOffice/5.1.1.3$Linux_X86_64 LibreOffice_project/10m0$Build-3</meta:generator>
    <meta:document-statistic meta:table-count="0" meta:image-count="0" meta:object-count="0" meta:page-count="2" meta:paragraph-count="9" meta:word-count="50" meta:character-count="306" meta:non-whitespace-character-count="264"/>
  </office:meta>
</office:document-meta>
</file>